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67c9" officeooo:paragraph-rsid="001867c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67c9" officeooo:paragraph-rsid="001867c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d3d8" officeooo:paragraph-rsid="0018dbb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8e28" officeooo:paragraph-rsid="001a8e2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18e83" officeooo:paragraph-rsid="00218e83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18e83" officeooo:paragraph-rsid="00218e83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3806b" officeooo:paragraph-rsid="0023806b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5c4d7" officeooo:paragraph-rsid="0025c4d7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dbb0" officeooo:paragraph-rsid="0018dbb0" style:font-size-asian="14pt" style:font-weight-asian="normal" style:font-size-complex="16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fo:font-weight="normal" officeooo:rsid="001ab0f2" officeooo:paragraph-rsid="001ab0f2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b0f2" officeooo:paragraph-rsid="001ab0f2" style:font-size-asian="14pt" style:font-weight-asian="normal" style:font-size-complex="16pt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2pt" fo:font-weight="normal" officeooo:rsid="0020266d" officeooo:paragraph-rsid="0020266d" style:font-size-asian="14pt" style:font-weight-asian="normal" style:font-size-complex="16pt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fo:font-size="12pt" fo:font-weight="normal" officeooo:rsid="00218e83" officeooo:paragraph-rsid="00218e83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a2c07" officeooo:paragraph-rsid="001a2c07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a2c07" officeooo:paragraph-rsid="001a2c07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a8e28" officeooo:paragraph-rsid="001a8e28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1d066" officeooo:paragraph-rsid="0021d066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5c4d7" officeooo:paragraph-rsid="0025c4d7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7fb69" officeooo:paragraph-rsid="0027fb69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b03f1" officeooo:paragraph-rsid="001b03f1" style:font-size-asian="14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b03f1" officeooo:paragraph-rsid="001bf967" style:font-size-asian="14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b03f1" officeooo:paragraph-rsid="001b03f1" style:font-size-asian="14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2pt" fo:font-style="italic" fo:font-weight="normal" officeooo:rsid="0021d066" officeooo:paragraph-rsid="0021d066" style:font-size-asian="14pt" style:font-style-asian="italic" style:font-weight-asian="normal" style:font-size-complex="16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21d066" officeooo:paragraph-rsid="0021d066" style:font-size-asian="14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18dbb0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a8e28"/>
    </style:style>
    <style:style style:name="P27" style:family="paragraph" style:parent-style-name="Standard">
      <style:paragraph-properties fo:text-align="start" style:justify-single-word="false"/>
      <style:text-properties officeooo:paragraph-rsid="001bf967"/>
    </style:style>
    <style:style style:name="P28" style:family="paragraph" style:parent-style-name="Standard">
      <style:paragraph-properties fo:text-align="start" style:justify-single-word="false"/>
      <style:text-properties officeooo:rsid="001ab0f2" officeooo:paragraph-rsid="001ab0f2"/>
    </style:style>
    <style:style style:name="P29" style:family="paragraph" style:parent-style-name="Standard" style:list-style-name="L7">
      <style:paragraph-properties fo:text-align="start" style:justify-single-word="false"/>
      <style:text-properties fo:font-style="normal" fo:font-weight="normal" officeooo:rsid="001b03f1" officeooo:paragraph-rsid="001b03f1" style:font-style-asian="normal" style:font-weight-asian="normal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tyle="normal" fo:font-weight="normal" officeooo:rsid="001e17ec" officeooo:paragraph-rsid="001e17ec" style:font-style-asian="normal" style:font-weight-asian="normal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tyle="normal" fo:font-weight="normal" officeooo:rsid="001fe8a6" officeooo:paragraph-rsid="001fe8a6" style:font-style-asian="normal" style:font-weight-asian="normal" style:font-style-complex="normal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style="normal" fo:font-weight="normal" officeooo:rsid="0020266d" officeooo:paragraph-rsid="0020266d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tyle="italic" officeooo:rsid="001b03f1" officeooo:paragraph-rsid="001b03f1" style:font-style-asian="italic" style:font-style-complex="italic"/>
    </style:style>
    <style:style style:name="P34" style:family="paragraph" style:parent-style-name="Standard" style:list-style-name="L3">
      <style:paragraph-properties fo:text-align="start" style:justify-single-word="false"/>
      <style:text-properties fo:font-style="italic" officeooo:rsid="001b03f1" officeooo:paragraph-rsid="001bf967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1b03f1" officeooo:paragraph-rsid="001b03f1" style:font-style-asian="italic" style:font-style-complex="italic"/>
    </style:style>
    <style:style style:name="P36" style:family="paragraph" style:parent-style-name="Standard" style:list-style-name="L5">
      <style:paragraph-properties fo:text-align="start" style:justify-single-word="false"/>
      <style:text-properties fo:font-style="italic" officeooo:rsid="001bf967" officeooo:paragraph-rsid="001bf967" style:font-style-asian="italic" style:font-style-complex="italic"/>
    </style:style>
    <style:style style:name="P37" style:family="paragraph" style:parent-style-name="Standard" style:list-style-name="L7">
      <style:paragraph-properties fo:text-align="start" style:justify-single-word="false"/>
      <style:text-properties fo:font-style="italic" fo:font-weight="normal" officeooo:rsid="001bf967" officeooo:paragraph-rsid="001bf967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italic" fo:font-weight="normal" officeooo:rsid="001bf967" officeooo:paragraph-rsid="001bf967" style:font-style-asian="italic" style:font-weight-asian="normal" style:font-style-complex="italic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tyle="italic" fo:font-weight="normal" officeooo:rsid="001e17ec" officeooo:paragraph-rsid="001e17ec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italic" fo:font-weight="normal" officeooo:rsid="001e17ec" officeooo:paragraph-rsid="001e17ec" style:font-style-asian="italic" style:font-weight-asian="normal" style:font-style-complex="italic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tyle="italic" fo:font-weight="normal" officeooo:rsid="0020266d" officeooo:paragraph-rsid="0020266d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1bf967" officeooo:paragraph-rsid="001bf9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2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2pt" fo:font-style="italic" officeooo:rsid="0018dbb0" style:font-style-asian="italic" style:font-style-complex="italic"/>
    </style:style>
    <style:style style:name="T7" style:family="text">
      <style:text-properties fo:font-size="12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2pt" fo:font-style="italic" fo:font-weight="normal" officeooo:rsid="0018dbb0" style:font-size-asian="14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2pt" fo:font-style="italic" fo:font-weight="normal" officeooo:rsid="001bf967" style:font-size-asian="14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2pt" fo:font-style="italic" style:font-size-asian="14pt" style:font-style-asian="italic" style:font-size-complex="16pt" style:font-style-complex="italic"/>
    </style:style>
    <style:style style:name="T11" style:family="text">
      <style:text-properties fo:font-size="12pt" fo:font-style="italic" style:text-underline-style="none" style:font-size-asian="14pt" style:font-style-asian="italic" style:font-size-complex="16pt" style:font-style-complex="italic"/>
    </style:style>
    <style:style style:name="T12" style:family="text">
      <style:text-properties fo:font-size="12pt" fo:font-style="normal" fo:font-weight="normal" officeooo:rsid="0018dbb0" style:font-size-asian="14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2pt" fo:font-style="normal" fo:font-weight="normal" officeooo:rsid="001a8e28" style:font-size-asian="14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2pt" style:font-size-asian="14pt" style:font-size-complex="16pt"/>
    </style:style>
    <style:style style:name="T15" style:family="text">
      <style:text-properties fo:font-size="12pt" fo:font-weight="normal" style:font-size-asian="14pt" style:font-weight-asian="normal" style:font-size-complex="16pt" style:font-weight-complex="normal"/>
    </style:style>
    <style:style style:name="T16" style:family="text">
      <style:text-properties fo:font-size="12pt" fo:font-weight="normal" officeooo:rsid="001a8e28" style:font-size-asian="14pt" style:font-weight-asian="normal" style:font-size-complex="16pt" style:font-weight-complex="normal"/>
    </style:style>
    <style:style style:name="T17" style:family="text">
      <style:text-properties fo:font-size="12pt" style:text-underline-style="none" style:font-size-asian="14pt" style:font-size-complex="16pt"/>
    </style:style>
    <style:style style:name="T18" style:family="text">
      <style:text-properties fo:font-size="12pt" style:text-underline-style="none" officeooo:rsid="0020266d" style:font-size-asian="14pt" style:font-size-complex="16pt"/>
    </style:style>
    <style:style style:name="T19" style:family="text">
      <style:text-properties fo:font-size="12pt" style:text-underline-style="none" fo:font-weight="bold" style:font-size-asian="14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y Loops</text:p>
      <text:p text:style-name="P2"/>
      <text:p text:style-name="P5">Keywords</text:p>
      <text:list xml:id="list4207469179" text:style-name="L10">
        <text:list-item>
          <text:p text:style-name="P12">The <text:span text:style-name="T2">break</text:span> keyword allows us to exit a loop at any point. Any code after the break in the loop will not execute.</text:p>
        </text:list-item>
        <text:list-item>
          <text:p text:style-name="P13">The <text:span text:style-name="T2">next</text:span><text:span text:style-name="T4"> </text:span><text:span text:style-name="T3">keyword will skip the rest of the current iteration and start the execution of the next iteration.</text:span></text:p>
          <text:p text:style-name="P12"/>
        </text:list-item>
      </text:list>
      <text:p text:style-name="P3">Types of Loops</text:p>
      <text:p text:style-name="P3"><text:span text:style-name="T6"><text:tab/>Loop</text:span></text:p>
      <text:list xml:id="list3543319029" text:style-name="L3">
        <text:list-item>
          <text:p text:style-name="P25"><text:span text:style-name="T8">loop </text:span><text:span text:style-name="T12">is an infinite loop that will continue until a stop is requested. This can be done using the </text:span><text:span text:style-name="T8">break</text:span><text:span text:style-name="T12"> command.</text:span></text:p>
          <text:list>
            <text:list-item>
              <text:list>
                <text:list-item>
                  <text:p text:style-name="P34"><text:span text:style-name="T15">ex. </text:span></text:p>
                  <text:list>
                    <text:list-header>
                      <text:p text:style-name="P34"><text:span text:style-name="T15">i = 0</text:span></text:p>
                      <text:p text:style-name="P33"><text:span text:style-name="T15">loop do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5"><text:span text:style-name="T15"><text:tab/><text:tab/><text:tab/> <text:s/>puts 'hello'</text:span></text:p>
      <text:p text:style-name="P35"><text:span text:style-name="T15"><text:tab/><text:tab/><text:tab/> <text:s/>i += 1</text:span></text:p>
      <text:p text:style-name="P35"><text:span text:style-name="T15"><text:tab/><text:tab/><text:tab/> <text:s/>break if i == 10</text:span></text:p>
      <text:p text:style-name="P35"><text:span text:style-name="T15"><text:tab/><text:tab/><text:tab/>end</text:span></text:p>
      <text:p text:style-name="P9"><text:span text:style-name="T3"/></text:p>
      <text:p text:style-name="P9"><text:span text:style-name="T3"><text:tab/></text:span><text:span text:style-name="T2">While Loop</text:span></text:p>
      <text:list xml:id="list613527111" text:style-name="L2">
        <text:list-item>
          <text:p text:style-name="P14">A while loop has a condition declared that will break out of the loop up front.</text:p>
          <text:list>
            <text:list-item>
              <text:p text:style-name="P14">A while loop can be used to repeatedly ask questions until they give desired response.</text:p>
              <text:list>
                <text:list-item>
                  <text:p text:style-name="P21">ex. </text:p>
                  <text:list>
                    <text:list-header>
                      <text:p text:style-name="P21">i = 0</text:p>
                      <text:p text:style-name="P20">while i &lt; 10 do</text:p>
                    </text:list-header>
                  </text:list>
                </text:list-item>
              </text:list>
            </text:list-item>
          </text:list>
        </text:list-item>
      </text:list>
      <text:p text:style-name="P22"><text:tab/><text:tab/><text:tab/> <text:s/>puts 'hey'</text:p>
      <text:p text:style-name="P22"><text:tab/><text:tab/><text:tab/> <text:s/>i += 1</text:p>
      <text:p text:style-name="P22"><text:tab/><text:tab/><text:tab/>end</text:p>
      <text:p text:style-name="P15"/>
      <text:p text:style-name="P15"><text:tab/><text:span text:style-name="T2">Until Loop</text:span></text:p>
      <text:list xml:id="list3056380471" text:style-name="L5">
        <text:list-item>
          <text:p text:style-name="P16">The <text:span text:style-name="T1">until</text:span> loop is the opposite of the <text:span text:style-name="T1">while</text:span> loop. The <text:span text:style-name="T1">until</text:span> loop continues for as long as the condition is false. Each of these can be used interchangably depending on which is more readable.</text:p>
          <text:list>
            <text:list-item>
              <text:p text:style-name="P26"><text:span text:style-name="T13">Avoid using negation &lt; ! &gt; in your logical expressions. It makes it more difficult to reason through and understand.</text:span></text:p>
              <text:list>
                <text:list-item>
                  <text:p text:style-name="P36"><text:span text:style-name="T16">e</text:span><text:span text:style-name="T15">x.</text:span></text:p>
                  <text:list>
                    <text:list-header>
                      <text:p text:style-name="P36"><text:span text:style-name="T15">i = 0</text:span></text:p>
                      <text:p text:style-name="P36"><text:span text:style-name="T15">until i &gt;= 10 do</text:span></text:p>
                      <text:p text:style-name="P36"><text:span text:style-name="T15"><text:s text:c="2"/>puts 'hey'</text:span></text:p>
                      <text:p text:style-name="P36"><text:span text:style-name="T15"><text:s text:c="2"/>i += 1</text:span></text:p>
                      <text:p text:style-name="P36"><text:span text:style-name="T15">end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8"><text:span text:style-name="T13"><text:tab/></text:span></text:p>
      <text:p text:style-name="P28"><text:span text:style-name="T13"><text:tab/></text:span><text:span text:style-name="T5">For Loop</text:span></text:p>
      <text:list xml:id="list3554127436" text:style-name="L7">
        <text:list-item>
          <text:p text:style-name="P29"><text:span text:style-name="T14">A </text:span><text:span text:style-name="T10">for</text:span><text:span text:style-name="T14"> loop is used to iterate through a collection of information such as an array or range. These are useful when you need to do something a given number of times while using an iterator.</text:span></text:p>
          <text:list>
            <text:list-item>
              <text:list>
                <text:list-item>
                  <text:p text:style-name="P37"><text:span text:style-name="T14">ex.</text:span></text:p>
                </text:list-item>
              </text:list>
            </text:list-item>
          </text:list>
        </text:list-item>
      </text:list>
      <text:p text:style-name="P38"><text:span text:style-name="T14"><text:tab/><text:tab/><text:tab/>for i in 0..5</text:span></text:p>
      <text:p text:style-name="P38"><text:span text:style-name="T14"><text:tab/><text:tab/><text:tab/> <text:s/>puts 'hey'</text:span></text:p>
      <text:p text:style-name="P27"><text:span text:style-name="T9"><text:tab/><text:tab/><text:tab/>end</text:span></text:p>
      <text:p text:style-name="P42"><text:span text:style-name="T7"><text:tab/></text:span></text:p>
      <text:p text:style-name="P42"><text:span text:style-name="T7"><text:tab/></text:span><text:span text:style-name="T5">Times Loop</text:span></text:p>
      <text:list xml:id="list1724504360" text:style-name="L8">
        <text:list-item>
          <text:p text:style-name="P30"><text:soft-page-break/><text:span text:style-name="T14">A </text:span><text:span text:style-name="T11">times</text:span><text:span text:style-name="T17"> loop is used to run a loop for a specific number of times. It works by iterating through a loop a specified number of times and allows access to the number it's currenting iterating through.</text:span></text:p>
          <text:list>
            <text:list-item>
              <text:list>
                <text:list-item>
                  <text:p text:style-name="P39"><text:span text:style-name="T17">ex.</text:span></text:p>
                  <text:list>
                    <text:list-header>
                      <text:p text:style-name="P39"><text:span text:style-name="T17">5.times do |number|</text:span></text:p>
                      <text:p text:style-name="P39"><text:span text:style-name="T17"><text:s text:c="2"/>puts "current iteration #{number}"</text:span></text:p>
                      <text:p text:style-name="P39"><text:span text:style-name="T17">end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0"><text:span text:style-name="T17"/></text:p>
      <text:p text:style-name="P40"><text:span text:style-name="T17"><text:tab/></text:span><text:span text:style-name="T19">Upto and Downto Loops</text:span></text:p>
      <text:list xml:id="list3490979230" text:style-name="L9">
        <text:list-item>
          <text:p text:style-name="P31"><text:span text:style-name="T17">The methods </text:span><text:span text:style-name="T11">#upto</text:span><text:span text:style-name="T17"> and #</text:span><text:span text:style-name="T11">downto</text:span><text:span text:style-name="T17"> </text:span><text:span text:style-name="T18">does what is impied by the name. It is used to iterate starting from a number or down from a number to another.</text:span></text:p>
          <text:list>
            <text:list-item>
              <text:list>
                <text:list-item>
                  <text:p text:style-name="P32"><text:span text:style-name="T17">ex.</text:span></text:p>
                  <text:list>
                    <text:list-header>
                      <text:p text:style-name="P41"><text:span text:style-name="T17">5.upto(10) {|num| print "#{num} "}</text:span></text:p>
                      <text:p text:style-name="P41"><text:span text:style-name="T17">10.downto(5) {|num| print "#{num} "}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7"><text:span text:style-name="T13"/></text:p>
      <text:p text:style-name="P4"><text:span text:style-name="T3">Ranges</text:span></text:p>
      <text:list xml:id="list658503543" text:style-name="L6">
        <text:list-item>
          <text:p text:style-name="P10"><text:span text:style-name="T3">A range is a interval from the starting number to the end. An interval can be defined by using a range.</text:span></text:p>
          <text:list>
            <text:list-item>
              <text:p text:style-name="P10"><text:span text:style-name="T3">(1..5)<text:tab/><text:tab/>#inclusive range: 1, 2, 3, 4, 5</text:span></text:p>
            </text:list-item>
            <text:list-item>
              <text:p text:style-name="P10"><text:span text:style-name="T3">(1...5)<text:tab/><text:tab/>#exclusive range: 1, 2, 3, 4</text:span></text:p>
            </text:list-item>
            <text:list-item>
              <text:p text:style-name="P10"><text:span text:style-name="T3">('a'..'d')<text:tab/><text:tab/>#inclusive range: a, b, c, d</text:span></text:p>
            </text:list-item>
          </text:list>
        </text:list-item>
      </text:list>
      <text:p text:style-name="P11"><text:span text:style-name="T3"/></text:p>
      <text:p text:style-name="P6">Iterators</text:p>
      <text:list xml:id="list3269680195" text:style-name="L11">
        <text:list-item>
          <text:p text:style-name="P17">Iterators are methods that naturally loop over a given set of data and allow you to operate on each element in the collection.</text:p>
        </text:list-item>
        <text:list-item>
          <text:p text:style-name="P17">The <text:span text:style-name="T1">each</text:span> method for arrays works likes this:</text:p>
          <text:list>
            <text:list-item>
              <text:list>
                <text:list-header>
                  <text:p text:style-name="P23">names = ['Bob', 'Joe', 'Kate']</text:p>
                  <text:p text:style-name="P23">names.each {|name| puts name}</text:p>
                </text:list-header>
              </text:list>
            </text:list-item>
          </text:list>
        </text:list-item>
      </text:list>
      <text:p text:style-name="P24"/>
      <text:p text:style-name="P7">Blocks</text:p>
      <text:list xml:id="list50186003" text:style-name="L12">
        <text:list-item>
          <text:p text:style-name="P18">There are two styles when working with blocks.</text:p>
          <text:list>
            <text:list-item>
              <text:p text:style-name="P18">Use curly braces when everything can be contained in one line.</text:p>
            </text:list-item>
            <text:list-item>
              <text:p text:style-name="P18">Use <text:span text:style-name="T1">do/end</text:span> when performing multi-line operations.</text:p>
              <text:p text:style-name="P18"/>
            </text:list-item>
          </text:list>
        </text:list-item>
      </text:list>
      <text:p text:style-name="P8">Recursion</text:p>
      <text:list xml:id="list272110353" text:style-name="L14">
        <text:list-item>
          <text:p text:style-name="P19">Recursion is another way to create a loop by calling a method from within itself.</text:p>
        </text:list-item>
      </text:list>
      <text:p text:style-name="P1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03:41.246651535</meta:creation-date>
    <dc:date>2021-10-07T14:56:09.799615262</dc:date>
    <meta:editing-duration>PT50M9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69" meta:word-count="515" meta:character-count="2540" meta:non-whitespace-character-count="2073"/>
  </office:meta>
</office:document-meta>
</file>